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9966cc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.5pt"/>
    </style:style>
    <style:style style:name="P3" style:family="paragraph">
      <style:paragraph-properties fo:margin-left="0cm" fo:margin-right="0cm" fo:text-align="center" fo:text-indent="0cm"/>
      <style:text-properties fo:font-size="10.5pt"/>
    </style:style>
    <style:style style:name="P4" style:family="paragraph">
      <style:paragraph-properties fo:text-align="center"/>
    </style:style>
    <style:style style:name="T1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5" draw:layer="layout" svg:width="2.995cm" svg:height="1.128cm" svg:x="2.066cm" svg:y="6.616cm">
          <draw:glue-point draw:id="4" svg:x="4.861cm" svg:y="-2.251cm"/>
          <draw:glue-point draw:id="5" svg:x="4.991cm" svg:y="2.925cm"/>
          <draw:glue-point draw:id="6" svg:x="2.003cm" svg:y="4.991cm"/>
          <draw:glue-point draw:id="7" svg:x="3.562cm" svg:y="4.991cm"/>
          <draw:glue-point draw:id="8" svg:x="-1.505cm" svg:y="4.991cm"/>
          <draw:glue-point draw:id="9" svg:x="-3.061cm" svg:y="4.991cm"/>
          <draw:glue-point draw:id="10" svg:x="1.028cm" svg:y="4.875cm" draw:escape-direction="down"/>
          <text:p text:style-name="P1"><text:span text:style-name="T1">HotScriptList.bj</text:span></text:p>
        </draw:rect>
        <draw:rect draw:style-name="gr1" draw:text-style-name="P2" draw:id="id3" draw:layer="layout" svg:width="4.98cm" svg:height="1.712cm" svg:x="1.869cm" svg:y="1.519cm">
          <text:p text:style-name="P1"><text:span text:style-name="T1">PDF_HotScript.Script.bj</text:span></text:p>
        </draw:rect>
        <draw:rect draw:style-name="gr1" draw:text-style-name="P2" draw:id="id4" draw:layer="layout" svg:width="4.863cm" svg:height="1.128cm" svg:x="6.732cm" svg:y="3.801cm">
          <text:p text:style-name="P1"><text:span text:style-name="T1">PDF_SliceWindow.Script.bj</text:span></text:p>
        </draw:rect>
        <draw:rect draw:style-name="gr1" draw:text-style-name="P2" draw:id="id6" draw:layer="layout" svg:width="3.66cm" svg:height="1.128cm" svg:x="7.86cm" svg:y="6.344cm">
          <draw:glue-point draw:id="4" svg:x="4.885cm" svg:y="-2.26cm"/>
          <draw:glue-point draw:id="5" svg:x="4.991cm" svg:y="2.57cm"/>
          <text:p text:style-name="P1"><text:span text:style-name="T1">PDF_Slices.Script.bj</text:span></text:p>
        </draw:rect>
        <draw:rect draw:style-name="gr2" draw:text-style-name="P3" draw:id="id7" draw:layer="layout" svg:width="4.626cm" svg:height="1.128cm" svg:x="13.934cm" svg:y="1.657cm">
          <text:p text:style-name="P1"><text:span text:style-name="T1">PDF_createAutoSlices.sh</text:span></text:p>
        </draw:rect>
        <draw:rect draw:style-name="gr1" draw:text-style-name="P2" draw:id="id1" draw:layer="layout" svg:width="4.626cm" svg:height="1.128cm" svg:x="16.813cm" svg:y="3.705cm">
          <text:p text:style-name="P1"><text:span text:style-name="T1">PDF_Slice.Script.auto</text:span></text:p>
        </draw:rect>
        <draw:rect draw:style-name="gr1" draw:text-style-name="P2" draw:id="id8" draw:layer="layout" svg:width="4.626cm" svg:height="1.128cm" svg:x="16.971cm" svg:y="5.328cm">
          <text:p text:style-name="P1"><text:span text:style-name="T1">PDF_DRRWindow.Script.bj</text:span></text:p>
        </draw:rect>
        <draw:rect draw:style-name="gr1" draw:text-style-name="P2" draw:id="id2" draw:layer="layout" svg:width="4.626cm" svg:height="1.128cm" svg:x="22.604cm" svg:y="4.29cm">
          <text:p text:style-name="P1"><text:span text:style-name="T1">PDF_Slice.Script.bj</text:span></text:p>
        </draw:rect>
        <draw:connector draw:style-name="gr3" draw:text-style-name="P4" draw:layer="layout" draw:type="lines" svg:x1="21.439cm" svg:y1="4.269cm" svg:x2="22.604cm" svg:y2="4.854cm" draw:start-shape="id1" draw:start-glue-point="1" draw:end-shape="id2" draw:end-glue-point="3">
          <text:p/>
        </draw:connector>
        <draw:connector draw:style-name="gr3" draw:text-style-name="P4" draw:layer="layout" svg:x1="4.359cm" svg:y1="3.231cm" svg:x2="6.732cm" svg:y2="4.365cm" draw:start-shape="id3" draw:start-glue-point="2" draw:end-shape="id4" draw:end-glue-point="3">
          <text:p/>
        </draw:connector>
        <draw:connector draw:style-name="gr3" draw:text-style-name="P4" draw:layer="layout" draw:line-skew="0.446cm" svg:x1="4.359cm" svg:y1="3.231cm" svg:x2="3.563cm" svg:y2="6.616cm" draw:start-shape="id3" draw:start-glue-point="2" draw:end-shape="id5" draw:end-glue-point="0">
          <text:p/>
        </draw:connector>
        <draw:connector draw:style-name="gr4" draw:text-style-name="P4" draw:layer="layout" svg:x1="4.629cm" svg:y1="7.742cm" svg:x2="7.86cm" svg:y2="6.908cm" draw:start-shape="id5" draw:start-glue-point="7" draw:end-shape="id6" draw:end-glue-point="3">
          <text:p/>
        </draw:connector>
        <draw:connector draw:style-name="gr3" draw:text-style-name="P4" draw:layer="layout" svg:x1="11.477cm" svg:y1="6.654cm" svg:x2="13.934cm" svg:y2="2.221cm" draw:start-shape="id6" draw:start-glue-point="4" draw:end-shape="id7" draw:end-glue-point="3">
          <text:p/>
        </draw:connector>
        <draw:connector draw:style-name="gr5" draw:text-style-name="P4" draw:layer="layout" svg:x1="18.56cm" svg:y1="2.221cm" svg:x2="19.126cm" svg:y2="3.705cm" draw:start-shape="id7" draw:start-glue-point="1" draw:end-shape="id1" draw:end-glue-point="0">
          <text:p/>
        </draw:connector>
        <draw:connector draw:style-name="gr3" draw:text-style-name="P4" draw:layer="layout" svg:x1="11.52cm" svg:y1="6.908cm" svg:x2="16.813cm" svg:y2="4.269cm" draw:start-shape="id6" draw:start-glue-point="1" draw:end-shape="id1" draw:end-glue-point="3">
          <text:p/>
        </draw:connector>
        <draw:connector draw:style-name="gr3" draw:text-style-name="P4" draw:layer="layout" draw:line-skew="1.028cm" svg:x1="11.516cm" svg:y1="7.197cm" svg:x2="16.971cm" svg:y2="5.892cm" draw:start-shape="id6" draw:start-glue-point="5" draw:end-shape="id8" draw:end-glue-point="3">
          <text:p/>
        </draw:connector>
        <draw:rect draw:style-name="gr2" draw:text-style-name="P3" draw:id="id9" draw:layer="layout" svg:width="4.626cm" svg:height="1.128cm" svg:x="22.767cm" svg:y="8.366cm">
          <draw:glue-point draw:id="4" svg:x="-2.488cm" svg:y="5cm"/>
          <draw:glue-point draw:id="5" svg:x="2.39cm" svg:y="5cm"/>
          <text:p text:style-name="P1"><text:span text:style-name="T1">PDF_mergeSlice.sh</text:span></text:p>
        </draw:rect>
        <draw:connector draw:style-name="gr3" draw:text-style-name="P4" draw:layer="layout" svg:x1="24.917cm" svg:y1="5.418cm" svg:x2="25.08cm" svg:y2="8.366cm" draw:start-shape="id2" draw:start-glue-point="2" draw:end-shape="id9" draw:end-glue-point="0">
          <text:p/>
        </draw:connector>
        <draw:rect draw:style-name="gr1" draw:text-style-name="P2" draw:id="id10" draw:layer="layout" svg:width="3.66cm" svg:height="1.128cm" svg:x="7.892cm" svg:y="8.42cm">
          <draw:glue-point draw:id="4" svg:x="4.989cm" svg:y="-2.242cm"/>
          <draw:glue-point draw:id="5" svg:x="4.989cm" svg:y="2.588cm"/>
          <text:p text:style-name="P1"><text:span text:style-name="T1">PDF_DRR.Script.bj</text:span></text:p>
        </draw:rect>
        <draw:connector draw:style-name="gr4" draw:text-style-name="P4" draw:layer="layout" svg:x1="4.162cm" svg:y1="7.742cm" svg:x2="7.892cm" svg:y2="8.984cm" draw:start-shape="id5" draw:start-glue-point="6" draw:end-shape="id10" draw:end-glue-point="3">
          <text:p/>
        </draw:connector>
        <draw:rect draw:style-name="gr1" draw:text-style-name="P2" draw:id="id11" draw:layer="layout" svg:width="4.667cm" svg:height="1.128cm" svg:x="16.543cm" svg:y="7.444cm">
          <text:p text:style-name="P1"><text:span text:style-name="T1">PDF_DRRWloop.Script.bj</text:span></text:p>
        </draw:rect>
        <draw:connector draw:style-name="gr6" draw:text-style-name="P4" draw:layer="layout" svg:x1="11.547cm" svg:y1="8.732cm" svg:x2="16.543cm" svg:y2="8.008cm" draw:start-shape="id10" draw:start-glue-point="4" draw:end-shape="id11">
          <text:p/>
        </draw:connector>
        <draw:rect draw:style-name="gr1" draw:text-style-name="P2" draw:id="id12" draw:layer="layout" svg:width="4.626cm" svg:height="1.128cm" svg:x="16.462cm" svg:y="9cm">
          <text:p text:style-name="P1"><text:span text:style-name="T1">PDF_POIWindow.Script.bj</text:span></text:p>
        </draw:rect>
        <draw:connector draw:style-name="gr3" draw:text-style-name="P4" draw:layer="layout" svg:x1="11.547cm" svg:y1="9.275cm" svg:x2="16.462cm" svg:y2="9.564cm" draw:start-shape="id10" draw:start-glue-point="5" draw:end-shape="id12" draw:end-glue-point="3">
          <text:p/>
        </draw:connector>
        <draw:connector draw:style-name="gr3" draw:text-style-name="P4" draw:layer="layout" svg:x1="21.21cm" svg:y1="8.008cm" svg:x2="22.767cm" svg:y2="8.93cm" draw:start-shape="id11" draw:start-glue-point="1" draw:end-shape="id9" draw:end-glue-point="3">
          <text:p/>
        </draw:connector>
        <draw:rect draw:style-name="gr1" draw:text-style-name="P2" draw:id="id14" draw:layer="layout" svg:width="4.979cm" svg:height="1.128cm" svg:x="14.617cm" svg:y="10.741cm">
          <text:p text:style-name="P1"><text:span text:style-name="T1">PDF_POIloop.Script.bj</text:span></text:p>
        </draw:rect>
        <draw:connector draw:style-name="gr4" draw:text-style-name="P4" draw:layer="layout" svg:x1="3.87cm" svg:y1="7.729cm" svg:x2="8.132cm" svg:y2="11.717cm" draw:start-shape="id5" draw:start-glue-point="10" draw:end-shape="id13" draw:end-glue-point="3">
          <text:p/>
        </draw:connector>
        <draw:connector draw:style-name="gr3" draw:text-style-name="P4" draw:layer="layout" svg:x1="12.177cm" svg:y1="11.717cm" svg:x2="14.617cm" svg:y2="11.305cm" draw:start-shape="id13" draw:start-glue-point="1" draw:end-shape="id14" draw:end-glue-point="3">
          <text:p/>
        </draw:connector>
        <draw:connector draw:style-name="gr4" draw:text-style-name="P4" draw:layer="layout" svg:x1="3.113cm" svg:y1="7.742cm" svg:x2="8.325cm" svg:y2="15.259cm" draw:start-shape="id5" draw:start-glue-point="8" draw:end-shape="id15" draw:end-glue-point="3">
          <text:p/>
        </draw:connector>
        <draw:rect draw:style-name="gr1" draw:text-style-name="P2" draw:id="id15" draw:layer="layout" svg:width="4.045cm" svg:height="1.128cm" svg:x="8.325cm" svg:y="14.695cm">
          <text:p text:style-name="P1"><text:span text:style-name="T1">PDF_DVH.Script.bj</text:span></text:p>
        </draw:rect>
        <draw:rect draw:style-name="gr1" draw:text-style-name="P2" draw:id="id13" draw:layer="layout" svg:width="4.045cm" svg:height="1.128cm" svg:x="8.132cm" svg:y="11.153cm">
          <text:p text:style-name="P1"><text:span text:style-name="T1">PDF_POI.Script.bj</text:span></text:p>
        </draw:rect>
        <draw:rect draw:style-name="gr1" draw:text-style-name="P2" draw:id="id16" draw:layer="layout" svg:width="4.045cm" svg:height="1.128cm" svg:x="8.26cm" svg:y="16.425cm">
          <draw:glue-point draw:id="4" svg:x="4.998cm" svg:y="-2.251cm"/>
          <draw:glue-point draw:id="5" svg:x="4.902cm" svg:y="2.234cm"/>
          <text:p text:style-name="P1"><text:span text:style-name="T1">PDF_Plan.Script.bj</text:span></text:p>
        </draw:rect>
        <draw:connector draw:style-name="gr4" draw:text-style-name="P4" draw:layer="layout" svg:x1="2.647cm" svg:y1="7.742cm" svg:x2="8.26cm" svg:y2="16.989cm" draw:start-shape="id5" draw:start-glue-point="9" draw:end-shape="id16" draw:end-glue-point="3">
          <text:p/>
        </draw:connector>
        <draw:connector draw:style-name="gr3" draw:text-style-name="P4" draw:layer="layout" svg:x1="12.303cm" svg:y1="16.736cm" svg:x2="26.185cm" svg:y2="9.494cm" draw:start-shape="id16" draw:start-glue-point="4" draw:end-shape="id9" draw:end-glue-point="5">
          <text:p/>
        </draw:connector>
        <draw:rect draw:style-name="gr2" draw:text-style-name="P3" draw:id="id20" draw:layer="layout" svg:width="4.626cm" svg:height="1.128cm" svg:x="15.957cm" svg:y="17.077cm">
          <text:p text:style-name="P1"><text:span text:style-name="T1">PDF_createPDF.sh</text:span></text:p>
        </draw:rect>
        <draw:rect draw:style-name="gr1" draw:text-style-name="P2" draw:id="id18" draw:layer="layout" svg:width="4.045cm" svg:height="1.128cm" svg:x="8.327cm" svg:y="13.18cm">
          <text:p text:style-name="P1"><text:span text:style-name="T1">PDF_Ortho.Script.bj</text:span></text:p>
        </draw:rect>
        <draw:rect draw:style-name="gr1" draw:text-style-name="P2" draw:id="id17" draw:layer="layout" svg:width="4.947cm" svg:height="1.128cm" svg:x="14.696cm" svg:y="12.221cm">
          <text:p text:style-name="P1"><text:span text:style-name="T1">PDF_OrthoWindow.Script.bj</text:span></text:p>
        </draw:rect>
        <draw:connector draw:style-name="gr3" draw:text-style-name="P4" draw:layer="layout" draw:type="lines" svg:x1="12.177cm" svg:y1="11.717cm" svg:x2="14.696cm" svg:y2="12.785cm" draw:start-shape="id13" draw:start-glue-point="1" draw:end-shape="id17" draw:end-glue-point="3">
          <text:p/>
        </draw:connector>
        <draw:connector draw:style-name="gr3" draw:text-style-name="P4" draw:layer="layout" draw:type="lines" draw:line-skew="11.381cm -0.469cm" svg:x1="12.372cm" svg:y1="13.744cm" svg:x2="25.08cm" svg:y2="9.494cm" draw:start-shape="id18" draw:start-glue-point="1" draw:end-shape="id9" draw:end-glue-point="2">
          <text:p/>
        </draw:connector>
        <draw:connector draw:style-name="gr3" draw:text-style-name="P4" draw:layer="layout" draw:type="lines" draw:line-skew="12.463cm -0.496cm" svg:x1="12.37cm" svg:y1="15.259cm" svg:x2="26.185cm" svg:y2="9.494cm" draw:start-shape="id15" draw:start-glue-point="1" draw:end-shape="id9" draw:end-glue-point="5">
          <text:p/>
        </draw:connector>
        <draw:connector draw:style-name="gr3" draw:text-style-name="P4" draw:layer="layout" draw:type="lines" draw:line-skew="3.094cm -0.417cm" svg:x1="19.596cm" svg:y1="11.305cm" svg:x2="23.93cm" svg:y2="9.494cm" draw:start-shape="id14" draw:start-glue-point="1" draw:end-shape="id9" draw:end-glue-point="4">
          <text:p/>
        </draw:connector>
        <draw:connector draw:style-name="gr4" draw:text-style-name="P4" draw:layer="layout" draw:type="lines" draw:line-skew="0cm -4.219cm" svg:x1="3.563cm" svg:y1="7.744cm" svg:x2="8.327cm" svg:y2="13.744cm" draw:start-shape="id5" draw:start-glue-point="2" draw:end-shape="id18" draw:end-glue-point="3">
          <text:p/>
        </draw:connector>
        <draw:rect draw:style-name="gr7" draw:text-style-name="P3" draw:id="id19" draw:layer="layout" svg:width="4.626cm" svg:height="1.128cm" svg:x="15.877cm" svg:y="18.48cm">
          <text:p text:style-name="P1"><text:span text:style-name="T1">PDF_FTP.Script.bj</text:span></text:p>
        </draw:rect>
        <draw:connector draw:style-name="gr3" draw:text-style-name="P4" draw:layer="layout" draw:type="lines" svg:x1="12.264cm" svg:y1="17.24cm" svg:x2="15.877cm" svg:y2="19.044cm" draw:start-shape="id16" draw:start-glue-point="5" draw:end-shape="id19" draw:end-glue-point="3">
          <text:p/>
        </draw:connector>
        <draw:connector draw:style-name="gr3" draw:text-style-name="P4" draw:layer="layout" draw:type="lines" svg:x1="12.264cm" svg:y1="17.24cm" svg:x2="15.957cm" svg:y2="17.641cm" draw:start-shape="id16" draw:start-glue-point="5" draw:end-shape="id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11-15T11:41:09</meta:creation-date>
    <dc:date>2008-02-11T22:11:40</dc:date>
    <meta:print-date>2008-02-11T19:09:14</meta:print-date>
    <meta:editing-cycles>9</meta:editing-cycles>
    <meta:editing-duration>PT2H40M58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